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52525" draw:fill-color="#ffffff" draw:textarea-horizontal-align="justify" draw:textarea-vertical-align="middle" draw:auto-grow-height="false" fo:min-height="8.64cm" fo:min-width="18.169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7.915cm"/>
    </style:style>
    <style:style style:name="gr3" style:family="graphic" style:parent-style-name="standard">
      <style:graphic-properties svg:stroke-color="#252525" draw:fill-color="#add58a" draw:textarea-horizontal-align="justify" draw:textarea-vertical-align="middle" draw:auto-grow-height="false" fo:min-height="1.02cm" fo:min-width="2.04cm"/>
    </style:style>
    <style:style style:name="gr4" style:family="graphic" style:parent-style-name="standard">
      <style:graphic-properties svg:stroke-color="#252525" draw:fill-color="#7da7d8" draw:textarea-horizontal-align="justify" draw:textarea-vertical-align="middle" draw:auto-grow-height="false" fo:min-height="1.02cm" fo:min-width="2.04cm"/>
    </style:style>
    <style:style style:name="gr5" style:family="graphic" style:parent-style-name="standard">
      <style:graphic-properties svg:stroke-color="#252525" draw:fill-color="#c7a0cb" draw:textarea-horizontal-align="justify" draw:textarea-vertical-align="middle" draw:auto-grow-height="false" fo:min-height="1.02cm" fo:min-width="2.04cm"/>
    </style:style>
    <style:style style:name="gr6" style:family="graphic" style:parent-style-name="standard">
      <style:graphic-properties svg:stroke-color="#252525" draw:fill-color="#7da7d8" draw:textarea-horizontal-align="justify" draw:textarea-vertical-align="middle" draw:auto-grow-height="false" fo:min-height="1.02cm" fo:min-width="2.04cm"/>
    </style:style>
    <style:style style:name="gr7" style:family="graphic" style:parent-style-name="standard">
      <style:graphic-properties svg:stroke-color="#252525" draw:fill-color="#add58a" draw:textarea-horizontal-align="justify" draw:textarea-vertical-align="middle" draw:auto-grow-height="false" fo:min-height="1.02cm" fo:min-width="2.04cm"/>
    </style:style>
    <style:style style:name="gr8" style:family="graphic" style:parent-style-name="standard">
      <style:graphic-properties svg:stroke-color="#252525" draw:fill-color="#c7a0cb" draw:textarea-horizontal-align="justify" draw:textarea-vertical-align="middle" draw:auto-grow-height="false" fo:min-height="1.02cm" fo:min-width="2.04cm"/>
    </style:style>
    <style:style style:name="gr9" style:family="graphic" style:parent-style-name="standard">
      <style:graphic-properties svg:stroke-color="#252525" draw:fill-color="#fedcc6" draw:textarea-horizontal-align="justify" draw:textarea-vertical-align="middle" draw:auto-grow-height="false" fo:min-height="1.02cm" fo:min-width="2.0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961cm"/>
    </style:style>
    <style:style style:name="gr11" style:family="graphic" style:parent-style-name="standard">
      <style:graphic-properties svg:stroke-color="#252525" draw:fill-color="#ffffff" draw:textarea-horizontal-align="justify" draw:textarea-vertical-align="middle" draw:auto-grow-height="false" fo:min-height="1.02cm" fo:min-width="2.04cm"/>
    </style:style>
    <style:style style:name="gr12" style:family="graphic" style:parent-style-name="objectwithoutfill">
      <style:graphic-properties svg:stroke-color="#252525" draw:marker-end="Arrow" draw:marker-end-width="0.3cm" draw:fill="none" draw:fill-color="#ffffff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-color="#ffff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add58a"/>
      <style:paragraph-properties fo:text-align="center"/>
    </style:style>
    <style:style style:name="P6" style:family="paragraph">
      <loext:graphic-properties draw:fill-color="#7da7d8"/>
      <style:paragraph-properties fo:text-align="center"/>
    </style:style>
    <style:style style:name="P7" style:family="paragraph">
      <loext:graphic-properties draw:fill-color="#c7a0cb"/>
      <style:paragraph-properties fo:text-align="center"/>
    </style:style>
    <style:style style:name="P8" style:family="paragraph">
      <loext:graphic-properties draw:fill-color="#fedcc6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1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8.669cm" svg:height="8.89cm" svg:x="1.425cm" svg:y="17.2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8.415cm" svg:height="1.27cm" svg:x="1.508cm" svg:y="17.465cm">
            <text:p text:style-name="P2"><text:span text:style-name="T1">Protocol Data Unit Makeup</text:span>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5" xml:id="id2" draw:id="id2" draw:layer="layout" svg:width="2.54cm" svg:height="1.27cm" svg:x="13.573cm" svg:y="18.907cm">
              <text:p text:style-name="P4">Dat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5" draw:layer="layout" svg:width="2.54cm" svg:height="1.27cm" svg:x="13.573cm" svg:y="20.558cm">
              <text:p text:style-name="P4">Data Payload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6" xml:id="id4" draw:id="id4" draw:layer="layout" svg:width="2.54cm" svg:height="1.27cm" svg:x="11.033cm" svg:y="20.558cm">
              <text:p text:style-name="P4">Head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7" xml:id="id6" draw:id="id6" draw:layer="layout" svg:width="2.54cm" svg:height="1.27cm" svg:x="8.493cm" svg:y="22.209cm">
              <text:p text:style-name="P4">Head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6" draw:text-style-name="P6" draw:layer="layout" svg:width="2.54cm" svg:height="1.27cm" svg:x="11.033cm" svg:y="22.2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5" draw:layer="layout" svg:width="2.54cm" svg:height="1.27cm" svg:x="13.573cm" svg:y="22.2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7" draw:text-style-name="P5" draw:layer="layout" svg:width="2.54cm" svg:height="1.27cm" svg:x="13.573cm" svg:y="23.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layout" svg:width="2.54cm" svg:height="1.27cm" svg:x="11.033cm" svg:y="23.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7" draw:layer="layout" svg:width="2.54cm" svg:height="1.27cm" svg:x="8.493cm" svg:y="23.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9" draw:text-style-name="P8" xml:id="id8" draw:id="id8" draw:layer="layout" svg:width="2.54cm" svg:height="1.27cm" svg:x="5.953cm" svg:y="23.86cm">
              <text:p text:style-name="P4">Head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8" draw:layer="layout" svg:width="2.54cm" svg:height="1.27cm" svg:x="16.113cm" svg:y="23.86cm">
              <text:p text:style-name="P4">Foot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0" draw:text-style-name="P9" draw:layer="layout" svg:width="3.478cm" svg:height="0.806cm" svg:x="10.525cm" svg:y="24.074cm">
              <draw:text-box>
                <text:p>Data Payload</text:p>
              </draw:text-box>
            </draw:frame>
            <draw:frame draw:style-name="gr10" draw:text-style-name="P9" draw:layer="layout" svg:width="3.478cm" svg:height="0.806cm" svg:x="11.795cm" svg:y="22.463cm">
              <draw:text-box>
                <text:p>Data Payload</text:p>
              </draw:text-box>
            </draw:frame>
            <draw:custom-shape draw:style-name="gr11" draw:text-style-name="P1" xml:id="id7" draw:id="id7" draw:layer="layout" svg:width="2.54cm" svg:height="1.27cm" svg:x="2.778cm" svg:y="23.86cm">
              <text:p text:style-name="P4">Ethernet Frame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1" xml:id="id3" draw:id="id3" draw:layer="layout" svg:width="2.54cm" svg:height="1.27cm" svg:x="7.858cm" svg:y="20.558cm">
              <text:p text:style-name="P4">TCP Segment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1" xml:id="id1" draw:id="id1" draw:layer="layout" svg:width="2.54cm" svg:height="1.27cm" svg:x="10.398cm" svg:y="18.907cm">
              <text:p text:style-name="P4"><text:span text:style-name="T2">HTTP </text:span><text:span text:style-name="T2">Request / </text:span><text:span text:style-name="T2">Respon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1" xml:id="id5" draw:id="id5" draw:layer="layout" svg:width="2.54cm" svg:height="1.27cm" svg:x="5.318cm" svg:y="22.209cm">
              <text:p text:style-name="P4">IP Packet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12" draw:text-style-name="P10" draw:layer="layout" draw:type="line" svg:x1="12.938cm" svg:y1="19.542cm" svg:x2="13.573cm" svg:y2="19.542cm" draw:start-shape="id1" draw:end-shape="id2" svg:d="M12938 19542h635" svg:viewBox="0 0 636 1">
              <text:p/>
            </draw:connector>
            <draw:connector draw:style-name="gr12" draw:text-style-name="P10" draw:layer="layout" draw:type="line" svg:x1="10.398cm" svg:y1="21.193cm" svg:x2="11.033cm" svg:y2="21.193cm" draw:start-shape="id3" draw:end-shape="id4" svg:d="M10398 21193h635" svg:viewBox="0 0 636 1">
              <text:p/>
            </draw:connector>
            <draw:connector draw:style-name="gr12" draw:text-style-name="P10" draw:layer="layout" draw:type="line" svg:x1="7.858cm" svg:y1="22.844cm" svg:x2="8.493cm" svg:y2="22.844cm" draw:start-shape="id5" draw:end-shape="id6" svg:d="M7858 22844h635" svg:viewBox="0 0 636 1">
              <text:p/>
            </draw:connector>
            <draw:connector draw:style-name="gr12" draw:text-style-name="P10" draw:layer="layout" draw:type="line" svg:x1="5.318cm" svg:y1="24.495cm" svg:x2="5.953cm" svg:y2="24.495cm" draw:start-shape="id7" draw:end-shape="id8" svg:d="M5318 24495h635" svg:viewBox="0 0 636 1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Line_20_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6T13:30:01.164824708</meta:creation-date>
    <meta:editing-duration>PT28M39S</meta:editing-duration>
    <meta:editing-cycles>6</meta:editing-cycles>
    <meta:generator>LibreOffice/6.0.7.3$Linux_X86_64 LibreOffice_project/00m0$Build-3</meta:generator>
    <dc:date>2021-04-07T12:13:50.860530513</dc:date>
    <meta:document-statistic meta:object-count="27"/>
  </office:meta>
</office:document-meta>
</file>